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nifont" svg:font-family="unifont" style:font-family-generic="roman"/>
    <style:font-face style:name="sans-serif" svg:font-family="sans-serif"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Source Sans Pro" svg:font-family="'Source Sans Pro'" style:font-family-generic="swiss" style:font-pitch="variable"/>
    <style:font-face style:name="Labor One" svg:font-family="'Labor One'" style:font-family-generic="system" style:font-pitch="variable"/>
    <style:font-face style:name="Linux Libertine" svg:font-family="'Linux Libertine'" style:font-family-generic="system" style:font-pitch="variable"/>
  </office:font-face-decls>
  <office:automatic-styles>
    <style:style style:name="P1" style:family="paragraph" style:parent-style-name="Default">
      <style:paragraph-properties fo:line-height="200%" fo:text-align="end" style:justify-single-word="false"/>
    </style:style>
    <style:style style:name="P2" style:family="paragraph" style:parent-style-name="Standard">
      <style:text-properties style:font-name="sans-serif" fo:font-size="7pt" fo:font-weight="bold" officeooo:paragraph-rsid="0012e62c" style:font-size-asian="7pt" style:font-weight-asian="bold" style:font-size-complex="7pt" style:font-weight-complex="bold"/>
    </style:style>
    <style:style style:name="P3" style:family="paragraph" style:parent-style-name="Standard">
      <style:text-properties officeooo:paragraph-rsid="0012e62c"/>
    </style:style>
    <style:style style:name="P4" style:family="paragraph" style:parent-style-name="Standard">
      <style:paragraph-properties fo:line-height="200%"/>
      <style:text-properties style:font-name="Source Sans Pro" fo:font-size="10pt" fo:font-weight="bold" style:font-size-asian="10pt" style:font-weight-asian="bold" style:font-size-complex="10pt"/>
    </style:style>
    <style:style style:name="P5" style:family="paragraph" style:parent-style-name="Standard">
      <style:paragraph-properties fo:line-height="200%"/>
      <style:text-properties style:font-name="Source Sans Pro" fo:font-size="10pt" style:font-size-asian="10pt" style:font-size-complex="10pt"/>
    </style:style>
    <style:style style:name="P6" style:family="paragraph" style:parent-style-name="Standard">
      <style:paragraph-properties fo:line-height="100%"/>
      <style:text-properties style:font-name="Source Sans Pro" fo:font-size="10pt" style:font-size-asian="10pt" style:font-size-complex="10pt"/>
    </style:style>
    <style:style style:name="P7" style:family="paragraph" style:parent-style-name="Listenabsatz" style:list-style-name="L1">
      <style:paragraph-properties fo:line-height="100%"/>
      <style:text-properties style:font-name="Source Sans Pro" fo:font-size="10pt" style:font-size-asian="10pt" style:font-size-complex="10pt"/>
    </style:style>
    <style:style style:name="P8" style:family="paragraph" style:parent-style-name="Listenabsatz" style:list-style-name="L1">
      <style:paragraph-properties fo:line-height="100%"/>
      <style:text-properties style:font-name="Source Sans Pro" fo:font-size="10pt" officeooo:rsid="000fd4b2" officeooo:paragraph-rsid="000fd4b2" style:font-size-asian="10pt" style:font-size-complex="10pt"/>
    </style:style>
    <style:style style:name="P9" style:family="paragraph" style:parent-style-name="Listenabsatz" style:list-style-name="L1">
      <style:paragraph-properties fo:line-height="100%"/>
      <style:text-properties style:font-name="Source Sans Pro" fo:font-size="10pt" officeooo:rsid="000eb65f" officeooo:paragraph-rsid="000eb65f" style:font-size-asian="10pt" style:font-size-complex="10pt"/>
    </style:style>
    <style:style style:name="P10" style:family="paragraph" style:parent-style-name="Listenabsatz" style:list-style-name="L1">
      <style:paragraph-properties fo:line-height="100%"/>
      <style:text-properties style:font-name="Source Sans Pro" fo:font-size="10pt" officeooo:rsid="000ad138" officeooo:paragraph-rsid="000ad138" style:font-size-asian="10pt" style:font-size-complex="10pt"/>
    </style:style>
    <style:style style:name="P11" style:family="paragraph" style:parent-style-name="Standard" style:master-page-name="MP0">
      <style:paragraph-properties fo:text-align="end" style:justify-single-word="false" style:page-number="auto" fo:break-before="page"/>
      <style:text-properties style:font-name="Source Sans Pro" fo:font-size="11pt" style:font-size-asian="11pt" style:font-size-complex="11pt"/>
    </style:style>
    <style:style style:name="T1" style:family="text">
      <style:text-properties fo:color="#333333" style:font-name="Labor One" fo:font-size="54pt" style:font-size-asian="54pt" style:font-size-complex="54pt"/>
    </style:style>
    <style:style style:name="T2" style:family="text">
      <style:text-properties fo:color="#009999" style:font-name="Labor One" fo:font-size="54pt" style:font-size-asian="54pt" style:font-size-complex="54pt"/>
    </style:style>
    <style:style style:name="T3" style:family="text">
      <style:text-properties style:font-name="Source Sans Pro" fo:font-size="10pt" fo:font-style="italic" style:font-size-asian="10pt" style:font-style-asian="italic" style:font-size-complex="10pt"/>
    </style:style>
    <style:style style:name="T4" style:family="text">
      <style:text-properties style:font-name="Source Sans Pro" fo:font-size="11pt" style:font-size-asian="11pt" style:font-size-complex="11pt"/>
    </style:style>
    <style:style style:name="T5" style:family="text">
      <style:text-properties officeooo:rsid="000ad138"/>
    </style:style>
    <style:style style:name="T6" style:family="text">
      <style:text-properties officeooo:rsid="000eb65f"/>
    </style:style>
    <style:style style:name="T7" style:family="text">
      <style:text-properties style:font-name="sans-serif" fo:font-size="7pt" fo:font-style="italic" style:font-size-asian="7pt" style:font-style-asian="italic" style:font-size-complex="7pt"/>
    </style:style>
    <style:style style:name="T8" style:family="text">
      <style:text-properties style:font-name="sans-serif" fo:font-size="7pt" fo:font-style="italic" officeooo:rsid="0008851b" style:font-size-asian="7pt" style:font-style-asian="italic" style:font-size-complex="7pt"/>
    </style:style>
    <style:style style:name="T9" style:family="text">
      <style:text-properties officeooo:rsid="0012e62c"/>
    </style:style>
    <style:style style:name="T10" style:family="text">
      <style:text-properties officeooo:rsid="0014c200"/>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0">LABOR</text:span> e.V.<text:line-break/>Alleestraße 50<text:line-break/>44793 Bochum</text:p>
      <text:p text:style-name="P4">Schlüsselordnung und Empfangsbestätigung</text:p>
      <text:p text:style-name="P5">Vorname:<text:tab/><text:tab/>______________________________________________________</text:p>
      <text:p text:style-name="P5">Nachname:<text:tab/><text:tab/>______________________________________________________</text:p>
      <text:p text:style-name="P5">Anschrift:<text:tab/><text:tab/>______________________________________________________</text:p>
      <text:p text:style-name="P5">Telefon/Mail: <text:tab/><text:tab/>______________________________________________________</text:p>
      <text:p text:style-name="P6">Hiermit bestätige ich,</text:p>
      <text:list xml:id="list1542392563" text:style-name="L1">
        <text:list-item>
          <text:p text:style-name="P7">dass die obigen Angaben zu meiner Person korrekt sind.</text:p>
        </text:list-item>
        <text:list-item>
          <text:p text:style-name="P8">unbeschränkt geschäftsfähig zu sein.</text:p>
        </text:list-item>
        <text:list-item>
          <text:p text:style-name="P7">einen <text:span text:style-name="T5">Transponders</text:span>chlüssel für die Räumlichkeiten des <text:span text:style-name="T9">LABOR</text:span> e.V. <text:span text:style-name="T5">registriert zu haben.</text:span></text:p>
        </text:list-item>
        <text:list-item>
          <text:p text:style-name="P9">die Mailingliste orga@das-labor.org zu abonnieren und zu verfolgen.</text:p>
        </text:list-item>
        <text:list-item>
          <text:p text:style-name="P7">die folgenden Hinweise und Nutzungsbestimmungen gelesen und anerkannt zu haben:</text:p>
          <text:list>
            <text:list-item>
              <text:p text:style-name="P7">Bei längerer Abwesenheit vom Labor ist dies dem Verein mitzuteilen.</text:p>
            </text:list-item>
            <text:list-item>
              <text:p text:style-name="P7">Ein Wechsel des Wohnsitzes <text:span text:style-name="T5">oder der Kontaktdaten sind</text:span> dem Labor unverzüglich mitzuteilen.</text:p>
            </text:list-item>
            <text:list-item>
              <text:p text:style-name="P7">Bei Verlust oder Beschädigung des <text:span text:style-name="T5">Transponders</text:span> haftet der Träger für ggf. entstehenden Folgekosten in vollem Umfang.</text:p>
            </text:list-item>
            <text:list-item>
              <text:p text:style-name="P7">Verlust oder Beschädigung des <text:span text:style-name="T5">Transponders</text:span> sind dem Verein unverzüglich mitzuteilen.</text:p>
            </text:list-item>
            <text:list-item>
              <text:p text:style-name="P7">D<text:span text:style-name="T6">ie Zugangsmöglichkeit</text:span> ist nicht weiterzugeben.</text:p>
            </text:list-item>
            <text:list-item>
              <text:p text:style-name="P7">Bei Austritt oder Ausschluss aus dem Verein <text:span text:style-name="T5">wird die Schließberechtigung zurückgezogen.</text:span></text:p>
            </text:list-item>
            <text:list-item>
              <text:p text:style-name="P10">Die Schließberechtigung kann von den Organen des Vereins <text:span text:style-name="T6">(Bootstrap / Vorstand) </text:span>wiederrufen werden.</text:p>
            </text:list-item>
          </text:list>
        </text:list-item>
      </text:list>
      <text:p text:style-name="Standard"><text:span text:style-name="Absatz-Standardschriftart"><text:span text:style-name="T4"><text:tab/>______________________________________________________<text:line-break/><text:tab/></text:span></text:span><text:span text:style-name="Absatz-Standardschriftart"><text:span text:style-name="T3">Datum, Unterschrift</text:span></text:span></text:p>
      <text:p text:style-name="P2">Datenschutzerklärung</text:p>
      <text:p text:style-name="P3"><text:span text:style-name="Absatz-Standardschriftart"><text:span text:style-name="T7">Der Verein L</text:span></text:span><text:span text:style-name="Absatz-Standardschriftart"><text:span text:style-name="T8">ABOR</text:span></text:span><text:span text:style-name="Absatz-Standardschriftart"><text:span text:style-name="T7"> e.V. ist ein gemeinnütziger Verein zur Förderung der technischen Bildung mit Sitz in Bochum. Hiermit willige ich im Sinne der EU-Datenschutzgrundverordnung (DSGVO) ausdrücklich ein, dass meine hier angegebenen Daten zur Verwaltung des Mitgliederverzeichnisses, der Überprüfung des Eingangs von Mitgliedsbeiträgen und zur Kontaktaufnahme mit mir selbst verwendet werden dürfen. Jegliche weitere Verwendung der hiermit an das L</text:span></text:span><text:span text:style-name="Absatz-Standardschriftart"><text:span text:style-name="T8">ABOR</text:span></text:span><text:span text:style-name="Absatz-Standardschriftart"><text:span text:style-name="T7"> e.V. übermittelten Daten erfolgt durch den Verein ausschließlich nach Rücksprache mit mir und expliziter Freigabe durch mich. Über die zu meiner Person gespeicherten Daten kann ich jederzeit durch eine formlose Mitteilung an </text:span></text:span><text:a xlink:type="simple" xlink:href="mailto:vorstand@das-labor.org" office:target-frame-name="_top" xlink:show="replace" text:style-name="Internet_20_link" text:visited-style-name="Visited_20_Internet_20_Link"><text:span text:style-name="Absatz-Standardschriftart"><text:span text:style-name="T7">vorstand@das-labor.org</text:span></text:span></text:a><text:span text:style-name="Absatz-Standardschriftart"><text:span text:style-name="T7"> Auskunft verlangen. Nach Beendigung meiner Mitgliedschaft kann ich durch eine formlose Mitteilung an </text:span></text:span><text:a xlink:type="simple" xlink:href="mailto:vorstand@das-labor.org" office:target-frame-name="_top" xlink:show="replace" text:style-name="Internet_20_link" text:visited-style-name="Visited_20_Internet_20_Link"><text:span text:style-name="Absatz-Standardschriftart"><text:span text:style-name="T7">vorstand@das-labor.org</text:span></text:span></text:a><text:span text:style-name="Absatz-Standardschriftart"><text:span text:style-name="T7"> die Löschung meiner Daten verlangen. Diese Datenschutzerklärung wird dem Verein das L</text:span></text:span><text:span text:style-name="Absatz-Standardschriftart"><text:span text:style-name="T8">ABOR</text:span></text:span><text:span text:style-name="Absatz-Standardschriftart"><text:span text:style-name="T7"> e.V. zusammen mit den weiteren übermittelten Daten und Informationen übergeben. Die Einwilligung in die Datenschutzerklärung ist notwendige Voraussetzung für die Mitgliedschaf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nifont" svg:font-family="unifont" style:font-family-generic="roman"/>
    <style:font-face style:name="sans-serif" svg:font-family="sans-serif"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Source Sans Pro" svg:font-family="'Source Sans Pro'" style:font-family-generic="swiss" style:font-pitch="variable"/>
    <style:font-face style:name="Labor One" svg:font-family="'Labor One'" style:font-family-generic="system" style:font-pitch="variable"/>
    <style:font-face style:name="Linux Libertine" svg:font-family="'Linux Libertine'"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er" style:family="paragraph" style:parent-style-name="Standard" style:class="extra">
      <style:paragraph-properties fo:margin-top="0in" fo:margin-bottom="0in" loext:contextual-spacing="false" fo:line-height="100%" fo:hyphenation-ladder-count="no-limit">
        <style:tab-stops>
          <style:tab-stop style:position="3.15in" style:type="center"/>
          <style:tab-stop style:position="6.3in" style:type="right"/>
        </style:tab-stops>
      </style:paragraph-properties>
      <style:text-properties fo:hyphenate="false"/>
    </style:style>
    <style:style style:name="Footer" style:family="paragraph" style:parent-style-name="Standard" style:class="extra">
      <style:paragraph-properties fo:margin-top="0in" fo:margin-bottom="0in" loext:contextual-spacing="false" fo:line-height="100%" fo:hyphenation-ladder-count="no-limit">
        <style:tab-stops>
          <style:tab-stop style:position="3.15in" style:type="center"/>
          <style:tab-stop style:position="6.3in" style:type="right"/>
        </style:tab-stops>
      </style:paragraph-properties>
      <style:text-properties fo:hyphenate="false"/>
    </style:style>
    <style:style style:name="Default" style:family="paragraph">
      <style:paragraph-properties fo:margin-top="0in" fo:margin-bottom="0in" loext:contextual-spacing="false" fo:line-height="100%" fo:hyphenation-ladder-count="no-limit" style:vertical-align="baseline"/>
      <style:text-properties fo:color="#000000" style:font-name="unifont" fo:font-family="unifont" style:font-family-generic="roman" fo:font-size="18pt" fo:language="en" fo:country="US" style:letter-kerning="true" style:font-name-asian="Linux Libertine" style:font-family-asian="'Linux Libertine'" style:font-family-generic-asian="system" style:font-pitch-asian="variable" style:font-size-asian="18pt" style:language-asian="zh" style:country-asian="CN" style:font-name-complex="Liberation Sans" style:font-family-complex="'Liberation Sans'" style:font-family-generic-complex="swiss" style:font-pitch-complex="variable" style:font-size-complex="12pt" style:language-complex="hi" style:country-complex="IN" fo:hyphenate="false"/>
    </style:style>
    <style:style style:name="Sprechblasentext" style:family="paragraph" style:parent-style-name="Standard">
      <style:paragraph-properties fo:margin-top="0in" fo:margin-bottom="0in"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Listenabsatz"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Absatz-Standardschriftart" style:family="text"/>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Sprechblasentext_20_Zchn" style:display-name="Sprechblasentext Zchn" style:family="text" style:parent-style-name="Absatz-Standardschriftar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Default">
      <style:paragraph-properties fo:line-height="200%" fo:text-align="end" style:justify-single-word="false"/>
    </style:style>
    <style:style style:name="MT1" style:family="text">
      <style:text-properties fo:color="#333333" style:font-name="Labor One" fo:font-size="54pt" style:font-size-asian="54pt" style:font-size-complex="54pt"/>
    </style:style>
    <style:style style:name="MT2" style:family="text">
      <style:text-properties fo:color="#009999" style:font-name="Labor One" fo:font-size="54pt" style:font-size-asian="54pt" style:font-size-complex="54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3937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2957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text:span text:style-name="Absatz-Standardschriftart"><text:span text:style-name="MT1">das la</text:span></text:span><text:span text:style-name="Absatz-Standardschriftart"><text:span text:style-name="MT2">bo</text:span></text:span><text:span text:style-name="Absatz-Standardschriftart"><text:span text:style-name="MT1">r</text:span></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blafoo</meta:initial-creator>
    <meta:creation-date>2015-04-18T13:35:00Z</meta:creation-date>
    <dc:date>2019-11-26T21:17:51.303237469</dc:date>
    <meta:print-date>2016-09-05T21:49:27.704126130</meta:print-date>
    <meta:editing-cycles>10</meta:editing-cycles>
    <meta:editing-duration>PT21H6M3S</meta:editing-duration>
    <meta:document-statistic meta:table-count="0" meta:image-count="0" meta:object-count="0" meta:page-count="1" meta:paragraph-count="23" meta:word-count="296" meta:character-count="2479" meta:non-whitespace-character-count="2211"/>
    <meta:template xlink:type="simple" xlink:actuate="onRequest" xlink:title="" xlink:href="../Formular%20Schlüsselausgabe.odt/Normal"/>
  </office:meta>
</office:document-meta>
</file>